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2599426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GONZALES ACUÑA ERICA KAR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03945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62 599 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4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08/2021</text:p>
          </table:table-cell>
          <table:table-cell table:style-name="Tabla2.A3" office:value-type="string">
            <text:p text:style-name="P22">4650838</text:p>
          </table:table-cell>
          <table:table-cell table:style-name="Tabla2.D3" office:value-type="string">
            <text:p text:style-name="P23">18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CLIENTE TIENE A CUENTA 910.00 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2:38:20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